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ClientSockJsSession.disconnect( Close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ClientSockJsSession.getText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ClientSockJsSession.sendInternal( TextMessage tex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ClientSockJsSession.setBinary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ClientSockJsSession.WebSocketClientSockJsSession( TransportRequest request , WebSocketHandler handler , org . springframework . util . concurrent . SettableListenableFuture &lt; WebSocketSession &gt; connect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lientSockJsSession.setText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ClientSockJsSession.WebSocketClientSockJsSession( TransportRequest request , WebSocketHandler handler , CompletableFuture &lt; WebSocketSession &gt; connect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lientSockJsSession.initializeDelegateSession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lientSockJsSession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ClientSockJsSession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ClientSockJsSession.getNativeSession( @ Nullable Class &lt; T &gt; required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lientSockJsSession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ClientSockJsSession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ClientSockJsSession.getNativ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ClientSockJsSession.getBinary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